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EF00000396CD560933.eps" manifest:media-type=""/>
  <manifest:file-entry manifest:full-path="Pictures/200000020000031B0000025499AECFF8.eps" manifest:media-type=""/>
  <manifest:file-entry manifest:full-path="Pictures/20000002000002EF000001EFCCB646A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Thesis_5f_Heading1" style:master-page-name="Thesis_5f_bodyPage">
      <style:paragraph-properties style:page-number="auto"/>
    </style:style>
    <style:style style:name="P4" style:family="paragraph" style:parent-style-name="Thesis_5f_body">
      <style:text-properties fo:font-style="italic" fo:font-weight="bold" style:font-style-asian="italic" style:font-weight-asian="bold" style:font-style-complex="italic" style:font-weight-complex="bold"/>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officeooo:rsid="00b6b898"/>
    </style:style>
    <style:style style:name="T3" style:family="text">
      <style:text-properties officeooo:rsid="00ba7a3b"/>
    </style:style>
    <style:style style:name="T4" style:family="text">
      <style:text-properties fo:font-style="italic" style:font-style-asian="italic" style:font-style-complex="italic"/>
    </style:style>
    <style:style style:name="T5" style:family="text">
      <style:text-properties fo:language="ru" fo:country="RU" style:language-asian="zh" style:country-asian="CN" style:language-complex="hi" style:country-complex="IN"/>
    </style:style>
    <style:style style:name="T6" style:family="text">
      <style:text-properties fo:language="ru" fo:country="RU" fo:background-color="#ffff00" loext:char-shading-value="0" style:language-asian="zh" style:country-asian="CN" style:language-complex="hi" style:country-complex="IN"/>
    </style:style>
    <style:style style:name="T7" style:family="text">
      <style:text-properties fo:color="#80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8326625787147037632" text:style-name="Thesis_5f_numbering">
        <text:list-item>
          <text:p text:style-name="P3"><text:bookmark-start text:name="__RefHeading__4919_970456079"/>Район на изследването<text:bookmark-end text:name="__RefHeading__4919_970456079"/></text:p>
          <text:list>
            <text:list-item>
              <text:p text:style-name="Thesis_5f_Heading2"><text:bookmark-start text:name="__RefHeading__4921_970456079"/>Обща характеристика на Бургаския залив<text:bookmark-end text:name="__RefHeading__4921_970456079"/></text:p>
              <text:list>
                <text:list-item>
                  <text:p text:style-name="Thesis_5f_Heading3"><text:bookmark-start text:name="__RefHeading__4923_970456079"/>Геоморфология на крайбрежната зона<text:bookmark-end text:name="__RefHeading__4923_970456079"/></text:p>
                </text:list-item>
              </text:list>
            </text:list-item>
          </text:list>
        </text:list-item>
      </text:list>
      <text:p text:style-name="Thesis_5f_body">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 </text:p>
      <text:p text:style-name="Thesis_5f_body">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 </text:p>
      <text:p text:style-name="Thesis_5f_body">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7">КАРТА?)</text:span>. </text:p>
      <text:p text:style-name="Thesis_5f_body">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плитките части на южната и западната част на залива седиментите са представени от глинесто-алевритови морски тини.</text:p>
      <text:p text:style-name="Thesis_5f_body"><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22510657023091" text:continue-numbering="true" text:style-name="Thesis_5f_numbering">
        <text:list-item>
          <text:list>
            <text:list-item>
              <text:p text:style-name="Thesis_5f_Heading2"><text:bookmark-start text:name="__RefHeading__4925_970456079"/>Климатични и хидрофизични характеристики<text:bookmark-end text:name="__RefHeading__4925_970456079"/></text:p>
            </text:list-item>
          </text:list>
        </text:list-item>
      </text:list>
      <text:p text:style-name="P4">Температура на въздуха и валежи</text:p>
      <text:p text:style-name="Thesis_5f_body">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1">реф?</text:span></text:p>
      <text:p text:style-name="Thesis_5f_body">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 </text:p>
      <text:p text:style-name="Thesis_5f_body"/>
      <text:p text:style-name="Thesis_5f_body"><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CCB646A2.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Thesis_5f_body"><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Thesis_5f_body">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 </text:p>
      <text:p text:style-name="Thesis_5f_body"><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99AECFF8.eps" xlink:type="simple" xlink:show="embed" xlink:actuate="onLoad"/></draw:frame>Фиг. <text:sequence text:ref-name="refФиг.1" text:name="Фиг." text:formula="ooow:Фиг.+1" style:num-format="1">2</text:sequence>. Средни месечни валежи <text:span text:style-name="T2">през периода на изследване </text:span>(mm). Данни от <text:span text:style-name="T3">климатична </text:span>станция Бургас (LBBG) (http://en.tutiempo.net/climate/ws-156550.html)</text:p></draw:text-box></draw:frame></text:p>
      <text:p text:style-name="Thesis_5f_body"/>
      <text:p text:style-name="Thesis_5f_body"/>
      <text:p text:style-name="Thesis_5f_body"/>
      <text:p text:style-name="P4">Преобладаващи ветрове</text:p>
      <text:p text:style-name="Thesis_5f_body">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1">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Thesis_5f_body">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 <text:s/></text:p>
      <text:p text:style-name="Thesis_5f_body"><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CD560933.eps" xlink:type="simple" xlink:show="embed" xlink:actuate="onLoad"/></draw:frame>Фиг. <text:sequence text:ref-name="refФиг.2" text:name="Фиг." text:formula="ooow:Фиг.+1" style:num-format="1">3</text:sequence>. Роза на ветровете в климатична станция Бургас (LBBG), 2012-2014 г. (данни: Weather Underground).</text:p></draw:text-box></draw:frame></text:p>
      <text:p text:style-name="P4">Вълнение</text:p>
      <text:p text:style-name="Thesis_5f_body">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Thesis_5f_body">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 <text:s/></text:p>
      <text:p text:style-name="Thesis_5f_body"/>
      <text:p text:style-name="P4">Основни течения</text:p>
      <text:p text:style-name="Thesis_5f_body">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Thesis_5f_body">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 </text:p>
      <text:p text:style-name="Thesis_5f_body">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7">ФИГ?)</text:span>. </text:p>
      <text:p text:style-name="Thesis_5f_body">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 <text:s text:c="2"/></text:p>
      <text:p text:style-name="Thesis_5f_body">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Thesis_5f_body"/>
      <text:p text:style-name="P4">Температура и соленост на морската вода</text:p>
      <text:p text:style-name="Thesis_5f_body">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1">РЕФ-ФИГ?)</text:span>. Вертикалният водообмен между тези зони е ограничен, което води до ниски концентрации на кислород във водните маси под пикноклина. <text:s/></text:p>
      <text:p text:style-name="Thesis_5f_body">Температурата и солеността на крайбрежните повърхностни води в Черно море проявяват характерна сезонна изменчивост. </text:p>
      <text:p text:style-name="Thesis_5f_body">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Thesis_5f_body"><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 </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text:s/></text:p>
      <text:p text:style-name="Thesis_5f_body">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1">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 </text:p>
      <text:p text:style-name="Thesis_5f_body">За периода на изследване на тази дисертация сезонните промени на температурата и солеността са в рамките на тези климатични норми. <text:span text:style-name="T1">Не се наблюдават съществени аномални стойности. </text:span></text:p>
      <text:list xml:id="list122513530534541" text:continue-numbering="true" text:style-name="Thesis_5f_numbering">
        <text:list-item>
          <text:list>
            <text:list-item>
              <text:p text:style-name="Thesis_5f_Heading2"><text:bookmark-start text:name="__RefHeading__4943_970456079"/>Химични характеристики<text:bookmark-end text:name="__RefHeading__4943_970456079"/></text:p>
            </text:list-item>
          </text:list>
        </text:list-item>
      </text:list>
      <text:p text:style-name="Thesis_5f_body">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1">реф- БД?</text:span>). Разтвореният кислород и кислородната наситеност се повишават в посока към централните части на морето.</text:p>
      <text:p text:style-name="Thesis_5f_body">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Thesis_5f_body"/>
      <text:p text:style-name="P4">Кислород</text:p>
      <text:p text:style-name="P4">Биогени</text:p>
      <text:p text:style-name="P4">Суспендирана материя</text:p>
      <text:p text:style-name="Thesis_5f_body"/>
      <text:list xml:id="list122511921185673" text:continue-numbering="true" text:style-name="Thesis_5f_numbering">
        <text:list-item>
          <text:list>
            <text:list-item>
              <text:p text:style-name="Thesis_5f_Heading2"><text:bookmark-start text:name="__RefHeading__4927_970456079"/>Източници и типове въздействие върху крайбрежната зона по смисъла на РДМС<text:bookmark-end text:name="__RefHeading__4927_970456079"/></text:p>
            </text:list-item>
          </text:list>
        </text:list-item>
      </text:list>
      <text:p text:style-name="Thesis_5f_body">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list xml:id="list122512339007936" text:continue-numbering="true" text:style-name="Thesis_5f_numbering">
        <text:list-item>
          <text:list>
            <text:list-item>
              <text:list>
                <text:list-item>
                  <text:p text:style-name="Thesis_5f_Heading3"><text:bookmark-start text:name="__RefHeading__4929_970456079"/>Физически загуби (Д ..)<text:bookmark-end text:name="__RefHeading__4929_970456079"/></text:p>
                </text:list-item>
              </text:list>
            </text:list-item>
          </text:list>
        </text:list-item>
      </text:list>
      <text:p text:style-name="Thesis_5f_body">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 </text:p>
      <text:p text:style-name="Thesis_5f_body"><text:span text:style-name="T5">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6">реф)</text:span><text:span text:style-name="T5">. </text:span></text:p>
      <text:list xml:id="list122512516999648" text:continue-numbering="true" text:style-name="Thesis_5f_numbering">
        <text:list-item>
          <text:list>
            <text:list-item>
              <text:list>
                <text:list-item>
                  <text:p text:style-name="Thesis_5f_Heading3"><text:bookmark-start text:name="__RefHeading__4931_970456079"/>Нарушения на хидрологичните процеси (Д … )<text:bookmark-end text:name="__RefHeading__4931_970456079"/></text:p>
                </text:list-item>
              </text:list>
            </text:list-item>
          </text:list>
        </text:list-item>
      </text:list>
      <text:p text:style-name="Thesis_5f_body"><text:span text:style-name="T5">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 </text:span></text:p>
      <text:list xml:id="list122512085667251" text:continue-numbering="true" text:style-name="Thesis_5f_numbering">
        <text:list-item>
          <text:list>
            <text:list-item>
              <text:list>
                <text:list-item>
                  <text:p text:style-name="Thesis_5f_Heading3"><text:bookmark-start text:name="__RefHeading__4933_970456079"/>Замърсяване с опасни вещества (Д ...) <text:bookmark-end text:name="__RefHeading__4933_970456079"/></text:p>
                </text:list-item>
              </text:list>
            </text:list-item>
          </text:list>
        </text:list-item>
      </text:list>
      <text:p text:style-name="Thesis_5f_body">Опасните вещества представляват синтетични и несинтетични замърсители, внасяни чрез наземни точкови или дифузни източници (<text:span text:style-name="T1">реф</text:span>). </text:p>
      <text:list xml:id="list122511812009191" text:continue-numbering="true" text:style-name="Thesis_5f_numbering">
        <text:list-item>
          <text:list>
            <text:list-item>
              <text:list>
                <text:list-item>
                  <text:p text:style-name="Thesis_5f_Heading3"><text:bookmark-start text:name="__RefHeading__4935_970456079"/>Химическо замърсяване на Черно море...<text:bookmark-end text:name="__RefHeading__4935_970456079"/></text:p>
                </text:list-item>
              </text:list>
            </text:list-item>
          </text:list>
        </text:list-item>
      </text:list>
      <text:p text:style-name="Thesis_5f_body">Битовите отпадъчни води и речният вток имат по-голям дял за натоварването на морето от индустриалните отпадъчни води <text:span text:style-name="T1">(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 </text:p>
      <text:p text:style-name="Thesis_5f_body">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1">реф</text:span>). Общата тенденция е към намаляването на броя разливи в Бургаския и Варненския заливи (<text:span text:style-name="T1">?)</text:span>.</text:p>
      <text:list xml:id="list122512790517229" text:continue-numbering="true" text:style-name="Thesis_5f_numbering">
        <text:list-item>
          <text:list>
            <text:list-item>
              <text:list>
                <text:list-item>
                  <text:p text:style-name="Thesis_5f_Heading3"><text:bookmark-start text:name="__RefHeading__4937_970456079"/><text:soft-page-break/>Замърсители в морски организми — тежки метали в миди, риби, …?<text:bookmark-end text:name="__RefHeading__4937_970456079"/></text:p>
                </text:list-item>
                <text:list-item>
                  <text:p text:style-name="Thesis_5f_Heading3"><text:bookmark-start text:name="__RefHeading__4939_970456079"/>Обогатяване с биогенни и органични вещества (еутрофикация) - Д… <text:bookmark-end text:name="__RefHeading__4939_970456079"/></text:p>
                </text:list-item>
              </text:list>
            </text:list-item>
          </text:list>
        </text:list-item>
      </text:list>
      <text:p text:style-name="Thesis_5f_body"><text:span text:style-name="T5">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6">доклади БД...? <text:s text:c="2"/></text:span><text:span text:style-name="T5"><text:s/></text:span></text:p>
      <text:list xml:id="list122511856951002" text:continue-numbering="true" text:style-name="Thesis_5f_numbering">
        <text:list-item>
          <text:list>
            <text:list-item>
              <text:list>
                <text:list-item>
                  <text:p text:style-name="Thesis_5f_Heading3"><text:bookmark-start text:name="__RefHeading__4941_970456079"/>Инвазивни видове (Д ...)<text:bookmark-end text:name="__RefHeading__4941_970456079"/></text:p>
                </text:list-item>
              </text:list>
            </text:list-item>
          </text:list>
        </text:list-item>
      </text:list>
      <text:p text:style-name="Thesis_5f_body">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4">Rapana venosa</text:span>, а върху пелагичните - ктенофората <text:span text:style-name="T4">Mnemiopsis leidyi</text:span>. </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8M26S</meta:editing-duration>
    <meta:editing-cycles>126</meta:editing-cycles>
    <meta:generator>LibreOffice/4.2.8.2$Linux_X86_64 LibreOffice_project/420m0$Build-2</meta:generator>
    <meta:initial-creator>K </meta:initial-creator>
    <dc:date>2015-12-18T12:25:10.118391553</dc:date>
    <dc:creator>K </dc:creator>
    <meta:document-statistic meta:table-count="0" meta:image-count="3" meta:object-count="0" meta:page-count="8" meta:paragraph-count="61" meta:word-count="2474" meta:character-count="17418" meta:non-whitespace-character-count="14938"/>
    <meta:user-defined meta:name="ZOTERO_PREF_1">&lt;data data-version="3" zotero-version="4.0.28.9"&gt;&lt;session id="WH6LSH4o"/&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